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B01:</text:p>
      <text:p text:style-name="Standard">1.1, 1.2</text:p>
      <text:p text:style-name="Standard">AB02:</text:p>
      <text:p text:style-name="Standard">3.1, 2.2</text:p>
      <text:p text:style-name="Standard">AB03:</text:p>
      <text:p text:style-name="Standard">3.2</text:p>
      <text:p text:style-name="Standard">AB04:</text:p>
      <text:p text:style-name="Standard">1.4, 3.3, 3.4<text:s/>, 1.5</text:p>
      <text:p text:style-name="Standard">AB05:</text:p>
      <text:p text:style-name="Standard">2.1 UM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lvin Schenker</dc:creator>
    <meta:creation-date>2017-10-20T23:40:00Z</meta:creation-date>
    <dc:date>2021-06-07T09:55:00Z</dc:date>
    <meta:template xlink:href="Normal.dotm" xlink:type="simple"/>
    <meta:editing-cycles>6</meta:editing-cycles>
    <meta:editing-duration>PT0S</meta:editing-duration>
    <meta:document-statistic meta:page-count="1" meta:paragraph-count="1" meta:word-count="10" meta:character-count="79" meta:row-count="1" meta:non-whitespace-character-count="70"/>
  </office:meta>
</office:document-meta>
</file>